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 1">
        <table:table-column table:number-columns-repeated="6"/>
        <table:table-row>
          <table:table-cell office:value-type="string">
            <text:p>asd</text:p>
          </table:table-cell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office:value-type="string">
            <text:p>sada</text:p>
          </table:table-cell>
          <table:table-cell/>
          <table:table-cell/>
          <table:table-cell/>
        </table:table-row>
        <table:table-row>
          <table:table-cell/>
          <table:table-cell office:value-type="string">
            <text:p>sac</text:p>
          </table:table-cell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 table:number-columns-repeated="6"/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